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a1b25" officeooo:paragraph-rsid="001a1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<text:s/>MB8877</text:p>
      <text:p text:style-name="P1">Data</text:p>
      <text:p text:style-name="P1"><text:tab/>uchar reg[5]<text:tab/><text:tab/>Registers</text:p>
      <text:p text:style-name="P1"><text:tab/><text:tab/>reg[STATUS<text:tab/>]<text:tab/><text:tab/>Status register</text:p>
      <text:p text:style-name="P1"><text:tab/><text:tab/>reg[TRACK]<text:tab/><text:tab/><text:tab/>Track register</text:p>
      <text:p text:style-name="P1"><text:tab/><text:tab/>reg[SECTOR]<text:tab/><text:tab/>Sector register</text:p>
      <text:p text:style-name="P1"><text:tab/><text:tab/>reg[DATA]<text:tab/><text:tab/><text:tab/>Data register</text:p>
      <text:p text:style-name="P1"><text:tab/><text:tab/>reg[CMD]<text:tab/><text:tab/><text:tab/>Command register</text:p>
      <text:p text:style-name="P1">Methods</text:p>
      <text:p text:style-name="P1"><text:tab/>MB8877()<text:tab/><text:tab/><text:tab/><text:tab/>Constructor; initialize the registers</text:p>
      <text:p text:style-name="P1"><text:tab/>~MB8877()<text:tab/><text:tab/><text:tab/><text:tab/>Destructor</text:p>
      <text:p text:style-name="P1"><text:tab/>void <text:s/>decode_command()<text:tab/>Decode the command in reg[CMD]</text:p>
      <text:p text:style-name="P1"><text:tab/>long <text:s/>locate(void)<text:tab/><text:tab/><text:tab/>Set the read/write pointer on the virtual disk</text:p>
      <text:p text:style-name="P1"><text:tab/>void <text:s/>vdisk(void)<text:tab/><text:tab/><text:tab/>Provide the filename of current virtual disk</text:p>
      <text:p text:style-name="P1"><text:tab/>void <text:s/>cmd_restore(int)<text:tab/><text:tab/>Restore all the registers</text:p>
      <text:p text:style-name="P1"><text:tab/>void <text:s/>cmd_seek(uchar)<text:tab/><text:tab/>Seek</text:p>
      <text:p text:style-name="P1"><text:tab/>void <text:s/>cmd_step(bool)<text:tab/><text:tab/>Go to the next or previous track</text:p>
      <text:p text:style-name="P1"><text:tab/>void <text:s/>cmd_step(uchar, bool)<text:tab/>Go to the next or previous track</text:p>
      <text:p text:style-name="P1"><text:tab/>void <text:s/>cmd_readdata(uchar)<text:tab/>Read data</text:p>
      <text:p text:style-name="P1"><text:tab/>void <text:s/>cmd_writedata(uchar)<text:tab/>Write data</text:p>
      <text:p text:style-name="P1"><text:tab/>void <text:s/>cmd_readaddr(uchar)<text:tab/>Return address of the current sector</text:p>
      <text:p text:style-name="P1"><text:tab/>void <text:s/>cmd_readtrack(uchar)<text:tab/>Read an entire track</text:p>
      <text:p text:style-name="P1"><text:tab/>void <text:s/>cmd_writetrack(uchar)<text:tab/>Write an entire track</text:p>
      <text:p text:style-name="P1"><text:tab/>void <text:s/>cmd_forceint(uchar)<text:tab/>Force interru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20:34:58.676814172</meta:creation-date>
    <dc:date>2015-11-26T23:25:29.616570742</dc:date>
    <meta:editing-duration>PT2H35M20S</meta:editing-duration>
    <meta:editing-cycles>1</meta:editing-cycles>
    <meta:document-statistic meta:table-count="0" meta:image-count="0" meta:object-count="0" meta:page-count="1" meta:paragraph-count="24" meta:word-count="116" meta:character-count="926" meta:non-whitespace-character-count="772"/>
    <meta:generator>LibreOffice/4.2.8.2$Linux_X86_64 LibreOffice_project/420m0$Build-2</meta:generator>
  </office:meta>
</office:document-meta>
</file>